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11mm"/>
    </style:style>
    <style:style style:name="co2" style:family="table-column">
      <style:table-column-properties fo:break-before="auto" style:column-width="31.93mm"/>
    </style:style>
    <style:style style:name="co3" style:family="table-column">
      <style:table-column-properties fo:break-before="auto" style:column-width="36.35mm"/>
    </style:style>
    <style:style style:name="co4" style:family="table-column">
      <style:table-column-properties fo:break-before="auto" style:column-width="47.77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26.3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11.59mm" fo:break-before="auto" style:use-optimal-row-height="true"/>
    </style:style>
    <style:style style:name="ro4" style:family="table-row">
      <style:table-row-properties style:row-height="5.08mm" fo:break-before="auto" style:use-optimal-row-height="true"/>
    </style:style>
    <style:style style:name="ta1" style:family="table" style:master-page-name="PageStyle_5f_VWY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W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Kalaallisut</text:p>
          </table:table-cell>
          <table:table-cell table:style-name="ce3" office:value-type="string" calcext:value-type="string">
            <text:p>Suussusia</text:p>
          </table:table-cell>
          <table:table-cell table:style-name="ce5" office:value-type="string" calcext:value-type="string">
            <text:p>Tuluttuua</text:p>
          </table:table-cell>
          <table:table-cell table:style-name="ce1" office:value-type="string" calcext:value-type="string">
            <text:p>Assersuut kalaallisut</text:p>
          </table:table-cell>
          <table:table-cell table:style-name="ce9" office:value-type="string" calcext:value-type="string">
            <text:p>Assersuut tuluttut</text:p>
          </table:table-cell>
          <table:table-cell table:style-name="ce9" office:value-type="string" calcext:value-type="string">
            <text:p>Nassuiaat/explanation</text:p>
          </table:table-cell>
          <table:table-cell table:style-name="ce10" table:number-columns-repeated="1018"/>
        </table:table-row>
        <table:table-row table:style-name="ro1">
          <table:table-cell table:style-name="ce2" office:value-type="string" calcext:value-type="string">
            <text:p>watti 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bbrev. wat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ekselstrømm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alternating current, A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nkel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angle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wc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bathroom, toilet room, men's room, women's roo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innissat tigumasut 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bunch of grap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tt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tton ball, wadding, cotton batt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ienerbrød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Danish past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detached hous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avva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dog (children's languag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innisorpoq 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drinks w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innissaq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rap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innequt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rape vin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iveerpoq 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is sleeping (children's speech)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uggestue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nursery school, day car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lkmann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portable tape recorde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tamineqarluartoq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omething rich in vitami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ymer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oured yoghurt (Danish product)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vaatapars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pirit leve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ikar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ubstitute teacher, temp worker, tem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ntil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val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nilje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vanill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seliina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vasel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rmouth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vermout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rs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ver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deo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vide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king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vik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tamin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vitami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dka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vod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lleyball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volleybal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lt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vol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ffel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aff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ls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altz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deorpoq 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watches video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oks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a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ekend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eeken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isky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hiske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ist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his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innisorfik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ine gla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inn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ine, bottle of w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ajar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ir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ersiliorpoq 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writes poetry, writes ver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oga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yo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oghurti 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yoghurt</text:p>
          </table:table-cell>
          <table:table-cell table:number-columns-repeated="1021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VWY.A1:VWY.F4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7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09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0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2" number:language="da" number:country="DK">
      <number:month number:textual="true"/>
      <number:text>-</number:text>
      <number:year/>
    </number:date-style>
    <number:time-style style:name="N10113" number:language="da" number:country="DK">
      <number:hours/>
      <number:text>:</number:text>
      <number:minutes number:style="long"/>
      <number:text> </number:text>
      <number:am-pm/>
    </number:time-style>
    <number:time-style style:name="N10114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a" number:country="DK">
      <number:number number:decimal-places="0" loext:min-decimal-places="0" number:min-integer-digits="1" number:grouping="true"/>
    </number:number-style>
    <number:number-style style:name="N10116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da" number:country="DK">
      <number:number number:decimal-places="0" loext:min-decimal-places="0" number:min-integer-digits="1" number:grouping="true"/>
    </number:number-style>
    <number:number-style style:name="N10117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a" number:country="DK">
      <number:number number:decimal-places="2" loext:min-decimal-places="2" number:min-integer-digits="1" number:grouping="true"/>
    </number:number-style>
    <number:number-style style:name="N10118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2" loext:min-decimal-places="2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da" number:country="DK">
      <loext:text> </loext:text>
      <loext:fill-character> </loext:fill-character>
      <number:text>- </number:text>
    </number:number-style>
    <number:text-style style:name="N10120" number:language="da" number:country="DK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a" number:country="DK">
      <loext:text> kr </loext:text>
      <loext:fill-character> </loext:fill-character>
      <number:text>- </number:text>
    </number:number-style>
    <number:text-style style:name="N10121" number:language="da" number:country="DK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da" number:country="DK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a" number:country="DK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WY" style:display-name="PageStyle_VW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J</meta:initial-creator>
    <meta:creation-date>2012-11-23T18:16:52</meta:creation-date>
    <dc:date>2020-05-12T12:33:48.946454967</dc:date>
    <meta:generator>LibreOffice/5.0.4.2$MacOSX_X86_64 LibreOffice_project/2b9802c1994aa0b7dc6079e128979269cf95bc78</meta:generator>
    <meta:editing-duration>PT2M27S</meta:editing-duration>
    <meta:editing-cycles>1</meta:editing-cycles>
    <meta:document-statistic meta:table-count="1" meta:cell-count="13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